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3" table:default-cell-style-name="ce4"/>
        <table:table-column table:style-name="co1" table:default-cell-style-name="ce3"/>
        <table:table-row table:style-name="ro1">
          <table:table-cell table:style-name="ce1"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chain</text:p>
          </table:table-cell>
          <table:table-cell table:style-name="ce2" office:value-type="string" calcext:value-type="string">
            <text:p>iter_reached</text:p>
          </table:table-cell>
          <table:table-cell table:style-name="ce2" office:value-type="string" calcext:value-type="string">
            <text:p>predicted_iter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early_stop</text:p>
          </table:table-cell>
          <table:table-cell table:style-name="ce2" office:value-type="string" calcext:value-type="string">
            <text:p>missed</text:p>
          </table:table-cell>
          <table:table-cell table:style-name="ce2" office:value-type="string" calcext:value-type="string">
            <text:p>correct_no_convergence</text:p>
          </table:table-cell>
          <table:table-cell table:style-name="ce2" office:value-type="string" calcext:value-type="string">
            <text:p>iterations_save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run5p2wg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n5p2wgs</text:p>
          </table:table-cell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5p2wg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n5p2wgs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un5p2wgs_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un5p2wgs_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un5p2wgs_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un5p2wgs_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un5p3wg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un5p3wg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un5p3wgs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un5p3wg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un5p3wgs_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run5p3wgs_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aining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un5p3wgs_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un5p3wgs_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un5p9wg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un5p9wg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un5p9wg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un5p9wgs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un5p9wgs_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un5p9wgs_t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est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un5p9wgs_t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est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un5p9wgs_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est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-123" calcext:value-type="float">
            <text:p>-1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onvergen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onvergen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nvergen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nvergenc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window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window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indow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window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4:49:38.072478188</meta:creation-date>
    <dc:date>2025-12-15T14:49:55.718492298</dc:date>
    <meta:editing-duration>PT18S</meta:editing-duration>
    <meta:editing-cycles>1</meta:editing-cycles>
    <meta:document-statistic meta:table-count="1" meta:cell-count="329" meta:object-count="0"/>
    <meta:generator>LibreOffice/7.3.7.2$Linux_X86_64 LibreOffice_project/30$Build-2</meta:generator>
  </office:meta>
</office:document-meta>
</file>